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.35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6.2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22.7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84">
      <style:text-properties fo:font-size="11pt" style:font-size-asian="11pt" style:font-size-complex="11pt"/>
    </style:style>
    <style:style style:name="ce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 style:data-style-name="N123">
      <style:text-properties fo:font-size="11pt" style:font-size-asian="11pt" style:font-size-complex="11pt"/>
    </style:style>
    <style:style style:name="ce10" style:family="table-cell" style:parent-style-name="Default" style:data-style-name="N2"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1pt" style:font-size-asian="11pt" style:font-size-complex="11pt"/>
    </style:style>
    <style:style style:name="ce13" style:family="table-cell" style:parent-style-name="Default" style:data-style-name="N123">
      <style:table-cell-properties fo:border-bottom="none" fo:background-color="#ffff00" fo:border-left="0.06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 style:data-style-name="N2">
      <style:table-cell-properties fo:border-bottom="none" fo:background-color="#ffff00" fo:border-left="0.06pt solid #000000" fo:border-right="none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ffff00" fo:border-left="0.06pt solid #000000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22" style:family="table-cell" style:parent-style-name="Default" style:data-style-name="N124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24" style:family="table-cell" style:parent-style-name="Default" style:data-style-name="N2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2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28" style:family="table-cell" style:parent-style-name="Default" style:data-style-name="N123">
      <style:table-cell-properties fo:background-color="#ffff00"/>
      <style:text-properties fo:font-size="11pt" style:font-size-asian="11pt" style:font-size-complex="11pt"/>
    </style:style>
    <style:style style:name="ce29" style:family="table-cell" style:parent-style-name="Default" style:data-style-name="N2">
      <style:table-cell-properties fo:background-color="#ffff00"/>
      <style:text-properties fo:font-size="11pt" style:font-size-asian="11pt" style:font-size-complex="11pt"/>
    </style:style>
    <style:style style:name="ce30" style:family="table-cell" style:parent-style-name="Default" style:data-style-name="N2">
      <style:table-cell-properties fo:background-color="#ffff00"/>
      <style:text-properties fo:color="#0000ff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25"/>
    <style:style style:name="ce32" style:family="table-cell" style:parent-style-name="Default" style:data-style-name="N41"/>
  </office:automatic-styles>
  <office:body>
    <office:spreadsheet>
      <table:table table:name="入射マッチング調整" table:style-name="ta1">
        <table:table-column table:style-name="co1" table:default-cell-style-name="ce2"/>
        <table:table-column table:style-name="co2" table:number-columns-repeated="16" table:default-cell-style-name="ce2"/>
        <table:table-column table:style-name="co1" table:number-columns-repeated="6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3-50BT Current Record for Quadrupole Magne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. J. Shirakata</text:p>
          </table:table-cell>
          <table:table-cell table:number-columns-repeated="1023"/>
        </table:table-row>
        <table:table-row table:style-name="ro2">
          <table:table-cell table:number-columns-repeated="5"/>
          <table:table-cell table:style-name="ce11"/>
          <table:table-cell table:number-columns-repeated="1018"/>
        </table:table-row>
        <table:table-row table:style-name="ro3">
          <table:table-cell table:style-name="ce3" office:value-type="string" calcext:value-type="string">
            <text:p>2019/11/14 (21.40, 20.45) 入射マッチング調整</text:p>
          </table:table-cell>
          <table:table-cell table:number-columns-repeated="4"/>
          <table:table-cell table:style-name="ce51" office:value-type="string" calcext:value-type="string">
            <text:p>Furihaba +/-10% kurai ga tekitou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8" office:value-type="string" calcext:value-type="string">
            <text:p>I0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 table:style-name="ce11"/>
          <table:table-cell table:style-name="ce52" office:value-type="string" calcext:value-type="string">
            <text:p>-10%</text:p>
          </table:table-cell>
          <table:table-cell table:style-name="ce52" office:value-type="string" calcext:value-type="string">
            <text:p>-5%</text:p>
          </table:table-cell>
          <table:table-cell table:style-name="ce52" office:value-type="string" calcext:value-type="string">
            <text:p>+5%</text:p>
          </table:table-cell>
          <table:table-cell table:style-name="ce52" office:value-type="string" calcext:value-type="string">
            <text:p>+10%</text:p>
          </table:table-cell>
          <table:table-cell table:style-name="ce52"/>
          <table:table-cell office:value-type="string" calcext:value-type="string">
            <text:p>Resul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1.1" calcext:value-type="float">
            <text:p>1.1</text:p>
          </table:table-cell>
          <table:table-cell table:style-name="ce10" table:formula="of:=[.B6]*[.C6]" office:value-type="float" office:value="393.349" calcext:value-type="float">
            <text:p>393.35</text:p>
          </table:table-cell>
          <table:table-cell/>
          <table:table-cell table:style-name="ce10" office:value-type="float" office:value="321.831" calcext:value-type="float">
            <text:p>321.83</text:p>
          </table:table-cell>
          <table:table-cell table:style-name="ce10" office:value-type="float" office:value="339.7105" calcext:value-type="float">
            <text:p>339.71</text:p>
          </table:table-cell>
          <table:table-cell table:style-name="ce10" office:value-type="float" office:value="375.4695" calcext:value-type="float">
            <text:p>375.47</text:p>
          </table:table-cell>
          <table:table-cell table:style-name="ce10" office:value-type="float" office:value="393.349" calcext:value-type="float">
            <text:p>393.35</text:p>
          </table:table-cell>
          <table:table-cell table:style-name="ce10"/>
          <table:table-cell office:value-type="string" calcext:value-type="string">
            <text:p>QFC2 -5% is good.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84.64" calcext:value-type="float">
            <text:p>484.64</text:p>
          </table:table-cell>
          <table:table-cell office:value-type="float" office:value="1.1" calcext:value-type="float">
            <text:p>1.1</text:p>
          </table:table-cell>
          <table:table-cell table:style-name="ce10" table:formula="of:=[.B7]*[.C7]" office:value-type="float" office:value="533.104" calcext:value-type="float">
            <text:p>533.10</text:p>
          </table:table-cell>
          <table:table-cell/>
          <table:table-cell table:style-name="ce10" office:value-type="float" office:value="436.176" calcext:value-type="float">
            <text:p>436.18</text:p>
          </table:table-cell>
          <table:table-cell table:style-name="ce10" office:value-type="float" office:value="460.408" calcext:value-type="float">
            <text:p>460.41</text:p>
          </table:table-cell>
          <table:table-cell table:style-name="ce10" office:value-type="float" office:value="508.872" calcext:value-type="float">
            <text:p>508.87</text:p>
          </table:table-cell>
          <table:table-cell table:style-name="ce10" office:value-type="float" office:value="533.104" calcext:value-type="float">
            <text:p>533.10</text:p>
          </table:table-cell>
          <table:table-cell table:style-name="ce10"/>
          <table:table-cell office:value-type="string" calcext:value-type="string">
            <text:p>The others remains their original values.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QFC2</text:p>
          </table:table-cell>
          <table:table-cell office:value-type="float" office:value="431.43" calcext:value-type="float">
            <text:p>431.43</text:p>
          </table:table-cell>
          <table:table-cell office:value-type="float" office:value="1.1" calcext:value-type="float">
            <text:p>1.1</text:p>
          </table:table-cell>
          <table:table-cell table:style-name="ce10" table:formula="of:=[.B8]*[.C8]" office:value-type="float" office:value="474.573" calcext:value-type="float">
            <text:p>474.57</text:p>
          </table:table-cell>
          <table:table-cell/>
          <table:table-cell table:style-name="ce10" office:value-type="float" office:value="388.287" calcext:value-type="float">
            <text:p>388.29</text:p>
          </table:table-cell>
          <table:table-cell table:style-name="ce10" office:value-type="float" office:value="409.8585" calcext:value-type="float">
            <text:p>409.86</text:p>
          </table:table-cell>
          <table:table-cell table:style-name="ce10" office:value-type="float" office:value="453.0015" calcext:value-type="float">
            <text:p>453.00</text:p>
          </table:table-cell>
          <table:table-cell table:style-name="ce10" office:value-type="float" office:value="474.573" calcext:value-type="float">
            <text:p>474.57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5" office:value-type="string" calcext:value-type="string">
            <text:p>QDI1</text:p>
          </table:table-cell>
          <table:table-cell office:value-type="float" office:value="457.47" calcext:value-type="float">
            <text:p>457.47</text:p>
          </table:table-cell>
          <table:table-cell office:value-type="float" office:value="1.1" calcext:value-type="float">
            <text:p>1.1</text:p>
          </table:table-cell>
          <table:table-cell table:style-name="ce10" table:formula="of:=[.B9]*[.C9]" office:value-type="float" office:value="503.217" calcext:value-type="float">
            <text:p>503.22</text:p>
          </table:table-cell>
          <table:table-cell/>
          <table:table-cell table:style-name="ce10" office:value-type="float" office:value="411.723" calcext:value-type="float">
            <text:p>411.72</text:p>
          </table:table-cell>
          <table:table-cell table:style-name="ce10" office:value-type="float" office:value="434.5965" calcext:value-type="float">
            <text:p>434.60</text:p>
          </table:table-cell>
          <table:table-cell table:style-name="ce10" office:value-type="float" office:value="480.3435" calcext:value-type="float">
            <text:p>480.34</text:p>
          </table:table-cell>
          <table:table-cell table:style-name="ce10" office:value-type="float" office:value="503.217" calcext:value-type="float">
            <text:p>503.22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5" office:value-type="string" calcext:value-type="string">
            <text:p>QFI1</text:p>
          </table:table-cell>
          <table:table-cell office:value-type="float" office:value="313.21" calcext:value-type="float">
            <text:p>313.21</text:p>
          </table:table-cell>
          <table:table-cell office:value-type="float" office:value="1.1" calcext:value-type="float">
            <text:p>1.1</text:p>
          </table:table-cell>
          <table:table-cell table:style-name="ce10" table:formula="of:=[.B10]*[.C10]" office:value-type="float" office:value="344.531" calcext:value-type="float">
            <text:p>344.53</text:p>
          </table:table-cell>
          <table:table-cell/>
          <table:table-cell table:style-name="ce10" office:value-type="float" office:value="281.889" calcext:value-type="float">
            <text:p>281.89</text:p>
          </table:table-cell>
          <table:table-cell table:style-name="ce10" office:value-type="float" office:value="297.5495" calcext:value-type="float">
            <text:p>297.55</text:p>
          </table:table-cell>
          <table:table-cell table:style-name="ce10" office:value-type="float" office:value="328.8705" calcext:value-type="float">
            <text:p>328.87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number-columns-repeated="1014"/>
        </table:table-row>
        <table:table-row table:style-name="ro2">
          <table:table-cell table:number-columns-repeated="5"/>
          <table:table-cell table:style-name="ce11"/>
          <table:table-cell table:number-columns-repeated="1018"/>
        </table:table-row>
        <table:table-row table:style-name="ro2">
          <table:table-cell table:number-columns-repeated="5"/>
          <table:table-cell table:style-name="ce11"/>
          <table:table-cell office:value-type="float" office:value="22.27" calcext:value-type="float">
            <text:p>22.27</text:p>
          </table:table-cell>
          <table:table-cell office:value-type="float" office:value="14.83" calcext:value-type="float">
            <text:p>14.83</text:p>
          </table:table-cell>
          <table:table-cell table:formula="of:=[.G12]+[.H12]/1" office:value-type="float" office:value="37.1" calcext:value-type="float">
            <text:p>37.1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1"/>
          <table:table-cell office:value-type="float" office:value="8.9" calcext:value-type="float">
            <text:p>8.9</text:p>
          </table:table-cell>
          <table:table-cell office:value-type="float" office:value="-1.21" calcext:value-type="float">
            <text:p>-1.21</text:p>
          </table:table-cell>
          <table:table-cell table:formula="of:=[.G13]+[.H13]/1" office:value-type="float" office:value="7.69" calcext:value-type="float">
            <text:p>7.69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2019/11/08 (21.40, 20.45) 入射マッチング調整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table:style-name="ce3"/>
          <table:table-cell table:style-name="ce8" office:value-type="string" calcext:value-type="string">
            <text:p>I0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 table:style-name="ce11" table:number-columns-repeated="2"/>
          <table:table-cell table:number-columns-repeated="3"/>
          <table:table-cell office:value-type="string" calcext:value-type="string">
            <text:p>QDC1</text:p>
          </table:table-cell>
          <table:table-cell table:number-columns-repeated="2"/>
          <table:table-cell office:value-type="string" calcext:value-type="string">
            <text:p>QFC2</text:p>
          </table:table-cell>
          <table:table-cell table:number-columns-repeated="2"/>
          <table:table-cell office:value-type="string" calcext:value-type="string">
            <text:p>QDI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0" calcext:value-type="float">
            <text:p>0</text:p>
          </table:table-cell>
          <table:table-cell table:style-name="ce10" table:formula="of:=[.B16]+[.C16]" office:value-type="float" office:value="357.59" calcext:value-type="float">
            <text:p>357.59</text:p>
          </table:table-cell>
          <table:table-cell/>
          <table:table-cell office:value-type="string" calcext:value-type="string">
            <text:p>+3, +6, -3, -6, -9, 12, -15 variated</text:p>
          </table:table-cell>
          <table:table-cell table:number-columns-repeated="3"/>
          <table:table-cell office:value-type="string" calcext:value-type="string">
            <text:p>set val</text:p>
          </table:table-cell>
          <table:table-cell office:value-type="string" calcext:value-type="string">
            <text:p>read val</text:p>
          </table:table-cell>
          <table:table-cell office:value-type="string" calcext:value-type="string">
            <text:p>diffs</text:p>
          </table:table-cell>
          <table:table-cell office:value-type="string" calcext:value-type="string">
            <text:p>set val</text:p>
          </table:table-cell>
          <table:table-cell office:value-type="string" calcext:value-type="string">
            <text:p>read val</text:p>
          </table:table-cell>
          <table:table-cell office:value-type="string" calcext:value-type="string">
            <text:p>diff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18" calcext:value-type="float">
            <text:p>18</text:p>
          </table:table-cell>
          <table:table-cell table:style-name="ce10" table:formula="of:=[.B17]+[.C17]" office:value-type="float" office:value="508.64" calcext:value-type="float">
            <text:p>508.64</text:p>
          </table:table-cell>
          <table:table-cell/>
          <table:table-cell office:value-type="string" calcext:value-type="string">
            <text:p>+27 ~ -18 variated</text:p>
          </table:table-cell>
          <table:table-cell table:number-columns-repeated="2"/>
          <table:table-cell table:formula="of:=[.L17]/[.J17]" office:value-type="float" office:value="-0.00727430009436928" calcext:value-type="float">
            <text:p>-0.007274300094369</text:p>
          </table:table-cell>
          <table:table-cell office:value-type="float" office:value="508.64" calcext:value-type="float">
            <text:p>508.64</text:p>
          </table:table-cell>
          <table:table-cell office:value-type="float" office:value="504.94" calcext:value-type="float">
            <text:p>504.94</text:p>
          </table:table-cell>
          <table:table-cell table:formula="of:=[.K17]-[.J17]" office:value-type="float" office:value="-3.69999999999999" calcext:value-type="float">
            <text:p>-3.69999999999999</text:p>
          </table:table-cell>
          <table:table-cell office:value-type="float" office:value="473.43" calcext:value-type="float">
            <text:p>473.43</text:p>
          </table:table-cell>
          <table:table-cell office:value-type="float" office:value="472.35" calcext:value-type="float">
            <text:p>472.35</text:p>
          </table:table-cell>
          <table:table-cell table:formula="of:=[.N17]-[.M17]" office:value-type="float" office:value="-1.07999999999998" calcext:value-type="float">
            <text:p>-1.07999999999998</text:p>
          </table:table-cell>
          <table:table-cell office:value-type="float" office:value="448.47" calcext:value-type="float">
            <text:p>448.47</text:p>
          </table:table-cell>
          <table:table-cell office:value-type="float" office:value="447.21" calcext:value-type="float">
            <text:p>447.21</text:p>
          </table:table-cell>
          <table:table-cell table:formula="of:=[.Q17]-[.P17]" office:value-type="float" office:value="-1.26000000000005" calcext:value-type="float">
            <text:p>-1.26000000000005</text:p>
          </table:table-cell>
          <table:table-cell/>
          <table:table-cell table:formula="of:=[.O17]/[.M17]" office:value-type="float" office:value="-0.0022812242570179" calcext:value-type="float">
            <text:p>-0.00228122425701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QFC2</text:p>
          </table:table-cell>
          <table:table-cell office:value-type="float" office:value="464.43" calcext:value-type="float">
            <text:p>464.43</text:p>
          </table:table-cell>
          <table:table-cell office:value-type="float" office:value="1.0888" calcext:value-type="float">
            <text:p>1.0888</text:p>
          </table:table-cell>
          <table:table-cell table:style-name="ce10" table:formula="of:=[.B18]*[.C18]" office:value-type="float" office:value="505.671384" calcext:value-type="float">
            <text:p>505.67</text:p>
          </table:table-cell>
          <table:table-cell/>
          <table:table-cell table:style-name="ce10"/>
          <table:table-cell table:number-columns-repeated="2"/>
          <table:table-cell table:formula="of:=[.L18]/[.J18]" office:value-type="float" office:value="-0.0073250247606471" calcext:value-type="float">
            <text:p>-0.007325024760647</text:p>
          </table:table-cell>
          <table:table-cell office:value-type="float" office:value="484.64" calcext:value-type="float">
            <text:p>484.64</text:p>
          </table:table-cell>
          <table:table-cell office:value-type="float" office:value="481.09" calcext:value-type="float">
            <text:p>481.09</text:p>
          </table:table-cell>
          <table:table-cell table:formula="of:=[.K18]-[.J18]" office:value-type="float" office:value="-3.55000000000001" calcext:value-type="float">
            <text:p>-3.55000000000001</text:p>
          </table:table-cell>
          <table:table-cell office:value-type="float" office:value="470.43" calcext:value-type="float">
            <text:p>470.43</text:p>
          </table:table-cell>
          <table:table-cell office:value-type="float" office:value="469.39" calcext:value-type="float">
            <text:p>469.39</text:p>
          </table:table-cell>
          <table:table-cell table:formula="of:=[.N18]-[.M18]" office:value-type="float" office:value="-1.04000000000002" calcext:value-type="float">
            <text:p>-1.04000000000002</text:p>
          </table:table-cell>
          <table:table-cell office:value-type="float" office:value="451.47" calcext:value-type="float">
            <text:p>451.47</text:p>
          </table:table-cell>
          <table:table-cell office:value-type="float" office:value="450.2" calcext:value-type="float">
            <text:p>450.2</text:p>
          </table:table-cell>
          <table:table-cell table:formula="of:=[.Q18]-[.P18]" office:value-type="float" office:value="-1.27000000000004" calcext:value-type="float">
            <text:p>-1.27000000000004</text:p>
          </table:table-cell>
          <table:table-cell/>
          <table:table-cell table:formula="of:=[.O18]/[.M18]" office:value-type="float" office:value="-0.00221074336245567" calcext:value-type="float">
            <text:p>-0.00221074336245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QDI1</text:p>
          </table:table-cell>
          <table:table-cell office:value-type="float" office:value="463.47" calcext:value-type="float">
            <text:p>463.47</text:p>
          </table:table-cell>
          <table:table-cell office:value-type="float" office:value="0.972" calcext:value-type="float">
            <text:p>0.972</text:p>
          </table:table-cell>
          <table:table-cell table:style-name="ce10" table:formula="of:=[.B19]*[.C19]" office:value-type="float" office:value="450.49284" calcext:value-type="float">
            <text:p>450.49</text:p>
          </table:table-cell>
          <table:table-cell/>
          <table:table-cell table:style-name="ce10"/>
          <table:table-cell table:number-columns-repeated="2"/>
          <table:table-cell table:formula="of:=[.L19]/[.J19]" office:value-type="float" office:value="-0.00732912548791623" calcext:value-type="float">
            <text:p>-0.007329125487916</text:p>
          </table:table-cell>
          <table:table-cell office:value-type="float" office:value="481.64" calcext:value-type="float">
            <text:p>481.64</text:p>
          </table:table-cell>
          <table:table-cell office:value-type="float" office:value="478.11" calcext:value-type="float">
            <text:p>478.11</text:p>
          </table:table-cell>
          <table:table-cell table:formula="of:=[.K19]-[.J19]" office:value-type="float" office:value="-3.52999999999997" calcext:value-type="float">
            <text:p>-3.52999999999997</text:p>
          </table:table-cell>
          <table:table-cell office:value-type="float" office:value="467.43" calcext:value-type="float">
            <text:p>467.43</text:p>
          </table:table-cell>
          <table:table-cell office:value-type="float" office:value="466.39" calcext:value-type="float">
            <text:p>466.39</text:p>
          </table:table-cell>
          <table:table-cell table:formula="of:=[.N19]-[.M19]" office:value-type="float" office:value="-1.04000000000002" calcext:value-type="float">
            <text:p>-1.04000000000002</text:p>
          </table:table-cell>
          <table:table-cell office:value-type="float" office:value="454.47" calcext:value-type="float">
            <text:p>454.47</text:p>
          </table:table-cell>
          <table:table-cell office:value-type="float" office:value="453.2" calcext:value-type="float">
            <text:p>453.2</text:p>
          </table:table-cell>
          <table:table-cell table:formula="of:=[.Q19]-[.P19]" office:value-type="float" office:value="-1.27000000000004" calcext:value-type="float">
            <text:p>-1.27000000000004</text:p>
          </table:table-cell>
          <table:table-cell/>
          <table:table-cell table:formula="of:=[.O19]/[.M19]" office:value-type="float" office:value="-0.00222493207539101" calcext:value-type="float">
            <text:p>-0.00222493207539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QFI1</text:p>
          </table:table-cell>
          <table:table-cell office:value-type="float" office:value="313.21" calcext:value-type="float">
            <text:p>313.21</text:p>
          </table:table-cell>
          <table:table-cell office:value-type="float" office:value="0.876" calcext:value-type="float">
            <text:p>0.876</text:p>
          </table:table-cell>
          <table:table-cell table:style-name="ce10" table:formula="of:=[.B20]*[.C20]" office:value-type="float" office:value="274.37196" calcext:value-type="float">
            <text:p>274.37</text:p>
          </table:table-cell>
          <table:table-cell/>
          <table:table-cell table:style-name="ce11"/>
          <table:table-cell table:number-columns-repeated="2"/>
          <table:table-cell table:formula="of:=[.L20]/[.J20]" office:value-type="float" office:value="-0.0073332776199231" calcext:value-type="float">
            <text:p>-0.007333277619923</text:p>
          </table:table-cell>
          <table:table-cell office:value-type="float" office:value="478.64" calcext:value-type="float">
            <text:p>478.64</text:p>
          </table:table-cell>
          <table:table-cell office:value-type="float" office:value="475.13" calcext:value-type="float">
            <text:p>475.13</text:p>
          </table:table-cell>
          <table:table-cell table:formula="of:=[.K20]-[.J20]" office:value-type="float" office:value="-3.50999999999999" calcext:value-type="float">
            <text:p>-3.50999999999999</text:p>
          </table:table-cell>
          <table:table-cell office:value-type="float" office:value="464.43" calcext:value-type="float">
            <text:p>464.43</text:p>
          </table:table-cell>
          <table:table-cell office:value-type="float" office:value="463.43" calcext:value-type="float">
            <text:p>463.43</text:p>
          </table:table-cell>
          <table:table-cell table:formula="of:=[.N20]-[.M20]" office:value-type="float" office:value="-1" calcext:value-type="float">
            <text:p>-1</text:p>
          </table:table-cell>
          <table:table-cell office:value-type="float" office:value="457.47" calcext:value-type="float">
            <text:p>457.47</text:p>
          </table:table-cell>
          <table:table-cell office:value-type="float" office:value="456.23" calcext:value-type="float">
            <text:p>456.23</text:p>
          </table:table-cell>
          <table:table-cell table:formula="of:=[.Q20]-[.P20]" office:value-type="float" office:value="-1.24000000000001" calcext:value-type="float">
            <text:p>-1.24000000000001</text:p>
          </table:table-cell>
          <table:table-cell/>
          <table:table-cell table:formula="of:=[.O20]/[.M20]" office:value-type="float" office:value="-0.00215317701268221" calcext:value-type="float">
            <text:p>-0.00215317701268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1"/>
          <table:table-cell table:number-columns-repeated="2"/>
          <table:table-cell table:formula="of:=[.L21]/[.J21]" office:value-type="float" office:value="-0.0073164578252459" calcext:value-type="float">
            <text:p>-0.007316457825246</text:p>
          </table:table-cell>
          <table:table-cell office:value-type="float" office:value="475.64" calcext:value-type="float">
            <text:p>475.64</text:p>
          </table:table-cell>
          <table:table-cell office:value-type="float" office:value="472.16" calcext:value-type="float">
            <text:p>472.16</text:p>
          </table:table-cell>
          <table:table-cell table:formula="of:=[.K21]-[.J21]" office:value-type="float" office:value="-3.47999999999996" calcext:value-type="float">
            <text:p>-3.47999999999996</text:p>
          </table:table-cell>
          <table:table-cell office:value-type="float" office:value="461.43" calcext:value-type="float">
            <text:p>461.43</text:p>
          </table:table-cell>
          <table:table-cell office:value-type="float" office:value="460.39" calcext:value-type="float">
            <text:p>460.39</text:p>
          </table:table-cell>
          <table:table-cell table:formula="of:=[.N21]-[.M21]" office:value-type="float" office:value="-1.04000000000002" calcext:value-type="float">
            <text:p>-1.04000000000002</text:p>
          </table:table-cell>
          <table:table-cell office:value-type="float" office:value="460.47" calcext:value-type="float">
            <text:p>460.47</text:p>
          </table:table-cell>
          <table:table-cell office:value-type="float" office:value="459.22" calcext:value-type="float">
            <text:p>459.22</text:p>
          </table:table-cell>
          <table:table-cell table:formula="of:=[.Q21]-[.P21]" office:value-type="float" office:value="-1.25" calcext:value-type="float">
            <text:p>-1.25</text:p>
          </table:table-cell>
          <table:table-cell/>
          <table:table-cell table:formula="of:=[.O21]/[.M21]" office:value-type="float" office:value="-0.00225386299113629" calcext:value-type="float">
            <text:p>-0.002253862991136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1"/>
          <table:table-cell table:number-columns-repeated="2"/>
          <table:table-cell table:formula="of:=[.L22]/[.J22]" office:value-type="float" office:value="-0.00723595125253884" calcext:value-type="float">
            <text:p>-0.007235951252539</text:p>
          </table:table-cell>
          <table:table-cell office:value-type="float" office:value="472.64" calcext:value-type="float">
            <text:p>472.64</text:p>
          </table:table-cell>
          <table:table-cell office:value-type="float" office:value="469.22" calcext:value-type="float">
            <text:p>469.22</text:p>
          </table:table-cell>
          <table:table-cell table:formula="of:=[.K22]-[.J22]" office:value-type="float" office:value="-3.41999999999996" calcext:value-type="float">
            <text:p>-3.41999999999996</text:p>
          </table:table-cell>
          <table:table-cell office:value-type="float" office:value="458.43" calcext:value-type="float">
            <text:p>458.43</text:p>
          </table:table-cell>
          <table:table-cell office:value-type="float" office:value="457.39" calcext:value-type="float">
            <text:p>457.39</text:p>
          </table:table-cell>
          <table:table-cell table:formula="of:=[.N22]-[.M22]" office:value-type="float" office:value="-1.04000000000002" calcext:value-type="float">
            <text:p>-1.04000000000002</text:p>
          </table:table-cell>
          <table:table-cell office:value-type="float" office:value="463.47" calcext:value-type="float">
            <text:p>463.47</text:p>
          </table:table-cell>
          <table:table-cell office:value-type="float" office:value="462.22" calcext:value-type="float">
            <text:p>462.22</text:p>
          </table:table-cell>
          <table:table-cell table:formula="of:=[.Q22]-[.P22]" office:value-type="float" office:value="-1.25" calcext:value-type="float">
            <text:p>-1.25</text:p>
          </table:table-cell>
          <table:table-cell/>
          <table:table-cell table:formula="of:=[.O22]/[.M22]" office:value-type="float" office:value="-0.00226861243810401" calcext:value-type="float">
            <text:p>-0.002268612438104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2019/01/24 (21.40, 20.45) 入射マッチング調整</text:p>
          </table:table-cell>
          <table:table-cell table:number-columns-repeated="4"/>
          <table:table-cell table:style-name="ce11"/>
          <table:table-cell table:number-columns-repeated="6"/>
          <table:table-cell office:value-type="float" office:value="455.43" calcext:value-type="float">
            <text:p>455.43</text:p>
          </table:table-cell>
          <table:table-cell office:value-type="float" office:value="454.39" calcext:value-type="float">
            <text:p>454.39</text:p>
          </table:table-cell>
          <table:table-cell table:formula="of:=[.N23]-[.M23]" office:value-type="float" office:value="-1.04000000000002" calcext:value-type="float">
            <text:p>-1.04000000000002</text:p>
          </table:table-cell>
          <table:table-cell table:number-columns-repeated="4"/>
          <table:table-cell table:formula="of:=[.O23]/[.M23]" office:value-type="float" office:value="-0.00228355619963555" calcext:value-type="float">
            <text:p>-0.002283556199636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8" office:value-type="string" calcext:value-type="string">
            <text:p>I0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 table:number-columns-repeated="6"/>
          <table:table-cell office:value-type="float" office:value="452.43" calcext:value-type="float">
            <text:p>452.43</text:p>
          </table:table-cell>
          <table:table-cell office:value-type="float" office:value="451.39" calcext:value-type="float">
            <text:p>451.39</text:p>
          </table:table-cell>
          <table:table-cell table:formula="of:=[.N24]-[.M24]" office:value-type="float" office:value="-1.04000000000002" calcext:value-type="float">
            <text:p>-1.04000000000002</text:p>
          </table:table-cell>
          <table:table-cell office:value-type="float" office:value="470.47" calcext:value-type="float">
            <text:p>470.47</text:p>
          </table:table-cell>
          <table:table-cell office:value-type="float" office:value="469.23" calcext:value-type="float">
            <text:p>469.23</text:p>
          </table:table-cell>
          <table:table-cell table:formula="of:=[.Q24]-[.P24]" office:value-type="float" office:value="-1.24000000000001" calcext:value-type="float">
            <text:p>-1.24000000000001</text:p>
          </table:table-cell>
          <table:table-cell/>
          <table:table-cell table:formula="of:=[.O24]/[.M24]" office:value-type="float" office:value="-0.00229869814114895" calcext:value-type="float">
            <text:p>-0.00229869814114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0.844" calcext:value-type="float">
            <text:p>0.844</text:p>
          </table:table-cell>
          <table:table-cell table:style-name="ce10" table:formula="of:=[.B25]*[.C25]" office:value-type="float" office:value="301.80596" calcext:value-type="float">
            <text:p>301.81</text:p>
          </table:table-cell>
          <table:table-cell/>
          <table:table-cell table:style-name="ce10"/>
          <table:table-cell table:number-columns-repeated="6"/>
          <table:table-cell office:value-type="float" office:value="449.43" calcext:value-type="float">
            <text:p>449.43</text:p>
          </table:table-cell>
          <table:table-cell office:value-type="float" office:value="448.43" calcext:value-type="float">
            <text:p>448.43</text:p>
          </table:table-cell>
          <table:table-cell table:formula="of:=[.N25]-[.M25]" office:value-type="float" office:value="-1" calcext:value-type="float">
            <text:p>-1</text:p>
          </table:table-cell>
          <table:table-cell office:value-type="float" office:value="482.47" calcext:value-type="float">
            <text:p>482.47</text:p>
          </table:table-cell>
          <table:table-cell office:value-type="float" office:value="481.2" calcext:value-type="float">
            <text:p>481.2</text:p>
          </table:table-cell>
          <table:table-cell table:formula="of:=[.Q25]-[.P25]" office:value-type="float" office:value="-1.27000000000004" calcext:value-type="float">
            <text:p>-1.27000000000004</text:p>
          </table:table-cell>
          <table:table-cell/>
          <table:table-cell table:formula="of:=[.O25]/[.M25]" office:value-type="float" office:value="-0.00222504060699108" calcext:value-type="float">
            <text:p>-0.00222504060699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0.753" calcext:value-type="float">
            <text:p>0.753</text:p>
          </table:table-cell>
          <table:table-cell table:style-name="ce10" table:formula="of:=[.B26]*[.C26]" office:value-type="float" office:value="369.45192" calcext:value-type="float">
            <text:p>369.45</text:p>
          </table:table-cell>
          <table:table-cell office:value-type="float" office:value="0.95" calcext:value-type="float">
            <text:p>0.95</text:p>
          </table:table-cell>
          <table:table-cell table:style-name="ce10" table:formula="of:=[.D26]*[.E26]" office:value-type="float" office:value="350.979324" calcext:value-type="float">
            <text:p>350.98</text:p>
          </table:table-cell>
          <table:table-cell table:number-columns-repeated="3"/>
          <table:table-cell office:value-type="float" office:value="23.52" calcext:value-type="float">
            <text:p>23.52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446.43" calcext:value-type="float">
            <text:p>446.43</text:p>
          </table:table-cell>
          <table:table-cell office:value-type="float" office:value="445.46" calcext:value-type="float">
            <text:p>445.46</text:p>
          </table:table-cell>
          <table:table-cell table:formula="of:=[.N26]-[.M26]" office:value-type="float" office:value="-0.970000000000027" calcext:value-type="float">
            <text:p>-0.970000000000027</text:p>
          </table:table-cell>
          <table:table-cell table:number-columns-repeated="4"/>
          <table:table-cell table:formula="of:=[.O26]/[.M26]" office:value-type="float" office:value="-0.00217279304706231" calcext:value-type="float">
            <text:p>-0.00217279304706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QFC2</text:p>
          </table:table-cell>
          <table:table-cell office:value-type="float" office:value="464.43" calcext:value-type="float">
            <text:p>464.43</text:p>
          </table:table-cell>
          <table:table-cell office:value-type="float" office:value="1.0888" calcext:value-type="float">
            <text:p>1.0888</text:p>
          </table:table-cell>
          <table:table-cell table:style-name="ce10" table:formula="of:=[.B27]*[.C27]" office:value-type="float" office:value="505.671384" calcext:value-type="float">
            <text:p>505.67</text:p>
          </table:table-cell>
          <table:table-cell office:value-type="float" office:value="0.97" calcext:value-type="float">
            <text:p>0.97</text:p>
          </table:table-cell>
          <table:table-cell table:style-name="ce10" table:formula="of:=[.D27]*[.E27]" office:value-type="float" office:value="490.50124248" calcext:value-type="float">
            <text:p>490.50</text:p>
          </table:table-cell>
          <table:table-cell table:number-columns-repeated="3"/>
          <table:table-cell office:value-type="float" office:value="1.86" calcext:value-type="float">
            <text:p>1.86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443.43" calcext:value-type="float">
            <text:p>443.43</text:p>
          </table:table-cell>
          <table:table-cell office:value-type="float" office:value="442.46" calcext:value-type="float">
            <text:p>442.46</text:p>
          </table:table-cell>
          <table:table-cell table:formula="of:=[.N27]-[.M27]" office:value-type="float" office:value="-0.970000000000027" calcext:value-type="float">
            <text:p>-0.970000000000027</text:p>
          </table:table-cell>
          <table:table-cell table:number-columns-repeated="4"/>
          <table:table-cell table:formula="of:=[.O27]/[.M27]" office:value-type="float" office:value="-0.00218749295266452" calcext:value-type="float">
            <text:p>-0.002187492952665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QDI1</text:p>
          </table:table-cell>
          <table:table-cell office:value-type="float" office:value="463.47" calcext:value-type="float">
            <text:p>463.47</text:p>
          </table:table-cell>
          <table:table-cell office:value-type="float" office:value="0.972" calcext:value-type="float">
            <text:p>0.972</text:p>
          </table:table-cell>
          <table:table-cell table:style-name="ce10" table:formula="of:=[.B28]*[.C28]" office:value-type="float" office:value="450.49284" calcext:value-type="float">
            <text:p>450.49</text:p>
          </table:table-cell>
          <table:table-cell/>
          <table:table-cell table:style-name="ce10"/>
          <table:table-cell table:number-columns-repeated="3"/>
          <table:table-cell table:formula="of:=[.J26]+[.J27]" office:value-type="float" office:value="25.38" calcext:value-type="float">
            <text:p>25.38</text:p>
          </table:table-cell>
          <table:table-cell table:formula="of:=[.K26]+[.K27]" office:value-type="float" office:value="11.84" calcext:value-type="float">
            <text:p>11.84</text:p>
          </table:table-cell>
          <table:table-cell/>
          <table:table-cell office:value-type="float" office:value="440.43" calcext:value-type="float">
            <text:p>440.43</text:p>
          </table:table-cell>
          <table:table-cell office:value-type="float" office:value="439.43" calcext:value-type="float">
            <text:p>439.43</text:p>
          </table:table-cell>
          <table:table-cell table:formula="of:=[.N28]-[.M28]" office:value-type="float" office:value="-1" calcext:value-type="float">
            <text:p>-1</text:p>
          </table:table-cell>
          <table:table-cell table:number-columns-repeated="4"/>
          <table:table-cell table:formula="of:=[.O28]/[.M28]" office:value-type="float" office:value="-0.00227050836682333" calcext:value-type="float">
            <text:p>-0.00227050836682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QFI1</text:p>
          </table:table-cell>
          <table:table-cell office:value-type="float" office:value="313.21" calcext:value-type="float">
            <text:p>313.21</text:p>
          </table:table-cell>
          <table:table-cell office:value-type="float" office:value="0.876" calcext:value-type="float">
            <text:p>0.876</text:p>
          </table:table-cell>
          <table:table-cell table:style-name="ce10" table:formula="of:=[.B29]*[.C29]" office:value-type="float" office:value="274.37196" calcext:value-type="float">
            <text:p>274.37</text:p>
          </table:table-cell>
          <table:table-cell/>
          <table:table-cell table:style-name="ce11"/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-1.39" calcext:value-type="float">
            <text:p>-1.39</text:p>
          </table:table-cell>
          <table:table-cell/>
          <table:table-cell office:value-type="float" office:value="437.43" calcext:value-type="float">
            <text:p>437.43</text:p>
          </table:table-cell>
          <table:table-cell office:value-type="float" office:value="436.46" calcext:value-type="float">
            <text:p>436.46</text:p>
          </table:table-cell>
          <table:table-cell table:formula="of:=[.N29]-[.M29]" office:value-type="float" office:value="-0.970000000000027" calcext:value-type="float">
            <text:p>-0.970000000000027</text:p>
          </table:table-cell>
          <table:table-cell table:number-columns-repeated="4"/>
          <table:table-cell table:formula="of:=[.O29]/[.M29]" office:value-type="float" office:value="-0.002217497656768" calcext:value-type="float">
            <text:p>-0.00221749765676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QFI3</text:p>
          </table:table-cell>
          <table:table-cell office:value-type="float" office:value="653.4" calcext:value-type="float">
            <text:p>653.4</text:p>
          </table:table-cell>
          <table:table-cell/>
          <table:table-cell table:style-name="ce10"/>
          <table:table-cell/>
          <table:table-cell table:style-name="ce10"/>
          <table:table-cell table:number-columns-repeated="3"/>
          <table:table-cell table:formula="of:=[.J28]+[.J29]" office:value-type="float" office:value="25.7" calcext:value-type="float">
            <text:p>25.7</text:p>
          </table:table-cell>
          <table:table-cell table:formula="of:=[.K28]+[.K29]" office:value-type="float" office:value="10.45" calcext:value-type="float">
            <text:p>10.45</text:p>
          </table:table-cell>
          <table:table-cell/>
          <table:table-cell office:value-type="float" office:value="434.43" calcext:value-type="float">
            <text:p>434.43</text:p>
          </table:table-cell>
          <table:table-cell office:value-type="float" office:value="433.46" calcext:value-type="float">
            <text:p>433.46</text:p>
          </table:table-cell>
          <table:table-cell table:formula="of:=[.N30]-[.M30]" office:value-type="float" office:value="-0.970000000000027" calcext:value-type="float">
            <text:p>-0.970000000000027</text:p>
          </table:table-cell>
          <table:table-cell table:number-columns-repeated="4"/>
          <table:table-cell table:formula="of:=[.O30]/[.M30]" office:value-type="float" office:value="-0.00223281080956662" calcext:value-type="float">
            <text:p>-0.00223281080956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QFI4</text:p>
          </table:table-cell>
          <table:table-cell office:value-type="float" office:value="743.93" calcext:value-type="float">
            <text:p>743.93</text:p>
          </table:table-cell>
          <table:table-cell/>
          <table:table-cell table:style-name="ce10"/>
          <table:table-cell/>
          <table:table-cell table:style-name="ce10"/>
          <table:table-cell table:number-columns-repeated="3"/>
          <table:table-cell office:value-type="float" office:value="1.06" calcext:value-type="float">
            <text:p>1.0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431.43" calcext:value-type="float">
            <text:p>431.43</text:p>
          </table:table-cell>
          <table:table-cell office:value-type="float" office:value="430.54" calcext:value-type="float">
            <text:p>430.54</text:p>
          </table:table-cell>
          <table:table-cell table:formula="of:=[.N31]-[.M31]" office:value-type="float" office:value="-0.889999999999986" calcext:value-type="float">
            <text:p>-0.889999999999986</text:p>
          </table:table-cell>
          <table:table-cell table:number-columns-repeated="4"/>
          <table:table-cell table:formula="of:=[.O31]/[.M31]" office:value-type="float" office:value="-0.0020629070764666" calcext:value-type="float">
            <text:p>-0.002062907076467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formula="of:=[.J30]+[.J31]" office:value-type="float" office:value="26.76" calcext:value-type="float">
            <text:p>26.76</text:p>
          </table:table-cell>
          <table:table-cell table:formula="of:=[.K30]+[.K31]" office:value-type="float" office:value="11.79" calcext:value-type="float">
            <text:p>11.79</text:p>
          </table:table-cell>
          <table:table-cell/>
          <table:table-cell office:value-type="float" office:value="428.43" calcext:value-type="float">
            <text:p>428.43</text:p>
          </table:table-cell>
          <table:table-cell office:value-type="float" office:value="427.54" calcext:value-type="float">
            <text:p>427.54</text:p>
          </table:table-cell>
          <table:table-cell table:formula="of:=[.N32]-[.M32]" office:value-type="float" office:value="-0.889999999999986" calcext:value-type="float">
            <text:p>-0.889999999999986</text:p>
          </table:table-cell>
          <table:table-cell table:number-columns-repeated="4"/>
          <table:table-cell table:formula="of:=[.O32]/[.M32]" office:value-type="float" office:value="-0.00207735219289029" calcext:value-type="float">
            <text:p>-0.00207735219289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6"/>
          <table:table-cell office:value-type="float" office:value="425.43" calcext:value-type="float">
            <text:p>425.43</text:p>
          </table:table-cell>
          <table:table-cell office:value-type="float" office:value="424.58" calcext:value-type="float">
            <text:p>424.58</text:p>
          </table:table-cell>
          <table:table-cell table:formula="of:=[.N33]-[.M33]" office:value-type="float" office:value="-0.850000000000023" calcext:value-type="float">
            <text:p>-0.850000000000023</text:p>
          </table:table-cell>
          <table:table-cell table:number-columns-repeated="4"/>
          <table:table-cell table:formula="of:=[.O33]/[.M33]" office:value-type="float" office:value="-0.0019979785158546" calcext:value-type="float">
            <text:p>-0.00199797851585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2018/07/03 (21.35, 21.44) 入射ミスマッチ作成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6"/>
          <table:table-cell office:value-type="float" office:value="422.43" calcext:value-type="float">
            <text:p>422.43</text:p>
          </table:table-cell>
          <table:table-cell office:value-type="float" office:value="421.54" calcext:value-type="float">
            <text:p>421.54</text:p>
          </table:table-cell>
          <table:table-cell table:formula="of:=[.N34]-[.M34]" office:value-type="float" office:value="-0.889999999999986" calcext:value-type="float">
            <text:p>-0.889999999999986</text:p>
          </table:table-cell>
          <table:table-cell table:number-columns-repeated="4"/>
          <table:table-cell table:formula="of:=[.O34]/[.M34]" office:value-type="float" office:value="-0.0021068579409606" calcext:value-type="float">
            <text:p>-0.00210685794096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0.5" calcext:value-type="float">
            <text:p>0.5</text:p>
          </table:table-cell>
          <table:table-cell table:style-name="ce10" table:formula="of:=[.B35]*[.C35]" office:value-type="float" office:value="178.795" calcext:value-type="float">
            <text:p>178.80</text:p>
          </table:table-cell>
          <table:table-cell/>
          <table:table-cell table:style-name="ce10"/>
          <table:table-cell table:number-columns-repeated="6"/>
          <table:table-cell office:value-type="float" office:value="419.43" calcext:value-type="float">
            <text:p>419.43</text:p>
          </table:table-cell>
          <table:table-cell office:value-type="float" office:value="418.58" calcext:value-type="float">
            <text:p>418.58</text:p>
          </table:table-cell>
          <table:table-cell table:formula="of:=[.N35]-[.M35]" office:value-type="float" office:value="-0.850000000000023" calcext:value-type="float">
            <text:p>-0.850000000000023</text:p>
          </table:table-cell>
          <table:table-cell table:number-columns-repeated="4"/>
          <table:table-cell table:formula="of:=[.O35]/[.M35]" office:value-type="float" office:value="-0.00202655985504142" calcext:value-type="float">
            <text:p>-0.00202655985504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0.7" calcext:value-type="float">
            <text:p>0.7</text:p>
          </table:table-cell>
          <table:table-cell table:style-name="ce10" table:formula="of:=[.B36]*[.C36]" office:value-type="float" office:value="343.448" calcext:value-type="float">
            <text:p>343.45</text:p>
          </table:table-cell>
          <table:table-cell/>
          <table:table-cell table:style-name="ce10"/>
          <table:table-cell table:number-columns-repeated="1018"/>
        </table:table-row>
        <table:table-row table:style-name="ro2">
          <table:table-cell table:style-name="ce4" office:value-type="string" calcext:value-type="string">
            <text:p>QFC2</text:p>
          </table:table-cell>
          <table:table-cell office:value-type="float" office:value="464.43" calcext:value-type="float">
            <text:p>464.43</text:p>
          </table:table-cell>
          <table:table-cell office:value-type="float" office:value="0.7" calcext:value-type="float">
            <text:p>0.7</text:p>
          </table:table-cell>
          <table:table-cell table:style-name="ce10" table:formula="of:=[.B37]*[.C37]" office:value-type="float" office:value="325.101" calcext:value-type="float">
            <text:p>325.10</text:p>
          </table:table-cell>
          <table:table-cell/>
          <table:table-cell table:style-name="ce10"/>
          <table:table-cell table:number-columns-repeated="3"/>
          <table:table-cell office:value-type="float" office:value="832.7" calcext:value-type="float">
            <text:p>832.7</text:p>
          </table:table-cell>
          <table:table-cell table:number-columns-repeated="1014"/>
        </table:table-row>
        <table:table-row table:style-name="ro2">
          <table:table-cell table:style-name="ce5"/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office:value-type="float" office:value="831.4" calcext:value-type="float">
            <text:p>831.4</text:p>
          </table:table-cell>
          <table:table-cell table:number-columns-repeated="1014"/>
        </table:table-row>
        <table:table-row table:style-name="ro2">
          <table:table-cell table:style-name="ce5"/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table:formula="of:=[.J37]-[.J38]" office:value-type="float" office:value="1.30000000000007" calcext:value-type="float">
            <text:p>1.30000000000007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3"/>
          <table:table-cell table:formula="of:=[.J39]/[.J38]" office:value-type="float" office:value="0.00156362761606936" calcext:value-type="float">
            <text:p>0.001563627616069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1"/>
          <table:table-cell table:number-columns-repeated="1018"/>
        </table:table-row>
        <table:table-row table:style-name="ro3">
          <table:table-cell table:style-name="ce3" office:value-type="string" calcext:value-type="string">
            <text:p>2018/04/04 (21.40, 20.45) 入射マッチング調整</text:p>
          </table:table-cell>
          <table:table-cell table:number-columns-repeated="4"/>
          <table:table-cell table:style-name="ce11"/>
          <table:table-cell table:number-columns-repeated="4"/>
          <table:table-cell office:value-type="string" calcext:value-type="string">
            <text:p>[mrad/A]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ce11" office:value-type="string" calcext:value-type="string">
            <text:p>+4 mm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8" office:value-type="string" calcext:value-type="string">
            <text:p>I0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 table:number-columns-repeated="3"/>
          <table:table-cell office:value-type="string" calcext:value-type="string">
            <text:p>STR1</text:p>
          </table:table-cell>
          <table:table-cell office:value-type="float" office:value="0.010404" calcext:value-type="float">
            <text:p>0.010404</text:p>
          </table:table-cell>
          <table:table-cell/>
          <table:table-cell table:style-name="Default"/>
          <table:table-cell table:style-name="ce11" office:value-type="string" calcext:value-type="string">
            <text:p>↓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1.369" calcext:value-type="float">
            <text:p>1.369</text:p>
          </table:table-cell>
          <table:table-cell table:style-name="ce10" table:formula="of:=[.B44]*[.C44]" office:value-type="float" office:value="489.54071" calcext:value-type="float">
            <text:p>489.54</text:p>
          </table:table-cell>
          <table:table-cell office:value-type="float" office:value="1.17" calcext:value-type="float">
            <text:p>1.17</text:p>
          </table:table-cell>
          <table:table-cell table:style-name="ce10" table:formula="of:=[.B44]*[.E44]" office:value-type="float" office:value="418.3803" calcext:value-type="float">
            <text:p>418.38</text:p>
          </table:table-cell>
          <table:table-cell table:number-columns-repeated="3"/>
          <table:table-cell office:value-type="string" calcext:value-type="string">
            <text:p>STR2</text:p>
          </table:table-cell>
          <table:table-cell office:value-type="float" office:value="0.010404" calcext:value-type="float">
            <text:p>0.010404</text:p>
          </table:table-cell>
          <table:table-cell table:style-name="Default" office:value-type="float" office:value="1.47" calcext:value-type="float">
            <text:p>1.47</text:p>
          </table:table-cell>
          <table:table-cell table:formula="of:=0.22*[.M42]" office:value-type="float" office:value="0.088" calcext:value-type="float">
            <text:p>0.088</text:p>
          </table:table-cell>
          <table:table-cell table:style-name="ce10" table:formula="of:=[.M44]/[.K44]" office:value-type="float" office:value="8.45828527489427" calcext:value-type="float">
            <text:p>8.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1.644" calcext:value-type="float">
            <text:p>1.644</text:p>
          </table:table-cell>
          <table:table-cell table:style-name="ce10" table:formula="of:=[.B45]*[.C45]" office:value-type="float" office:value="806.61216" calcext:value-type="float">
            <text:p>806.61</text:p>
          </table:table-cell>
          <table:table-cell office:value-type="float" office:value="1.29" calcext:value-type="float">
            <text:p>1.29</text:p>
          </table:table-cell>
          <table:table-cell table:style-name="ce10" table:formula="of:=[.B45]*[.E45]" office:value-type="float" office:value="632.9256" calcext:value-type="float">
            <text:p>632.93</text:p>
          </table:table-cell>
          <table:table-cell table:style-name="Default" table:number-columns-repeated="3"/>
          <table:table-cell office:value-type="string" calcext:value-type="string">
            <text:p>STR3</text:p>
          </table:table-cell>
          <table:table-cell office:value-type="float" office:value="0.008332" calcext:value-type="float">
            <text:p>0.008332</text:p>
          </table:table-cell>
          <table:table-cell table:style-name="Default" office:value-type="float" office:value="2.31" calcext:value-type="float">
            <text:p>2.31</text:p>
          </table:table-cell>
          <table:table-cell table:formula="of:=0.073*[.M42]" office:value-type="float" office:value="0.0292" calcext:value-type="float">
            <text:p>0.0292</text:p>
          </table:table-cell>
          <table:table-cell table:style-name="ce10" table:formula="of:=[.M45]/[.K45]" office:value-type="float" office:value="3.50456072971676" calcext:value-type="float">
            <text:p>3.5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QFC2</text:p>
          </table:table-cell>
          <table:table-cell office:value-type="float" office:value="464.43" calcext:value-type="float">
            <text:p>464.43</text:p>
          </table:table-cell>
          <table:table-cell office:value-type="float" office:value="0.941" calcext:value-type="float">
            <text:p>0.941</text:p>
          </table:table-cell>
          <table:table-cell table:style-name="ce10" table:formula="of:=[.B46]*[.C46]" office:value-type="float" office:value="437.02863" calcext:value-type="float">
            <text:p>437.03</text:p>
          </table:table-cell>
          <table:table-cell/>
          <table:table-cell table:style-name="ce10" table:formula="of:=[.B46]*[.E46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5" office:value-type="string" calcext:value-type="string">
            <text:p>QDI1</text:p>
          </table:table-cell>
          <table:table-cell office:value-type="float" office:value="463.47" calcext:value-type="float">
            <text:p>463.47</text:p>
          </table:table-cell>
          <table:table-cell office:value-type="float" office:value="1.039" calcext:value-type="float">
            <text:p>1.039</text:p>
          </table:table-cell>
          <table:table-cell table:style-name="ce10" table:formula="of:=[.B47]*[.C47]" office:value-type="float" office:value="481.54533" calcext:value-type="float">
            <text:p>481.55</text:p>
          </table:table-cell>
          <table:table-cell/>
          <table:table-cell table:style-name="ce10" table:formula="of:=[.B47]*[.E47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QFI1</text:p>
          </table:table-cell>
          <table:table-cell office:value-type="float" office:value="313.21" calcext:value-type="float">
            <text:p>313.21</text:p>
          </table:table-cell>
          <table:table-cell/>
          <table:table-cell table:style-name="ce10"/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QFI3</text:p>
          </table:table-cell>
          <table:table-cell office:value-type="float" office:value="653.4" calcext:value-type="float">
            <text:p>653.4</text:p>
          </table:table-cell>
          <table:table-cell office:value-type="float" office:value="1.028" calcext:value-type="float">
            <text:p>1.028</text:p>
          </table:table-cell>
          <table:table-cell table:style-name="ce10" table:formula="of:=[.B49]*[.C49]" office:value-type="float" office:value="671.6952" calcext:value-type="float">
            <text:p>671.70</text:p>
          </table:table-cell>
          <table:table-cell/>
          <table:table-cell table:style-name="ce10" table:formula="of:=[.B49]*[.E49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FI4</text:p>
          </table:table-cell>
          <table:table-cell office:value-type="float" office:value="743.93" calcext:value-type="float">
            <text:p>743.93</text:p>
          </table:table-cell>
          <table:table-cell office:value-type="float" office:value="1.086" calcext:value-type="float">
            <text:p>1.086</text:p>
          </table:table-cell>
          <table:table-cell table:style-name="ce10" table:formula="of:=[.B50]*[.C50]" office:value-type="float" office:value="807.90798" calcext:value-type="float">
            <text:p>807.91</text:p>
          </table:table-cell>
          <table:table-cell/>
          <table:table-cell table:style-name="ce10" table:formula="of:=[.B50]*[.E50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/>
          <table:table-cell table:style-name="ce9"/>
          <table:table-cell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" office:value-type="string" calcext:value-type="string">
            <text:p>2018/03/09 (21.40, 20.45) 入射マッチング調整</text:p>
          </table:table-cell>
          <table:table-cell table:style-name="ce3"/>
          <table:table-cell table:style-name="ce11"/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3"/>
          <table:table-cell table:style-name="ce8" office:value-type="string" calcext:value-type="string">
            <text:p>I0 [A]</text:p>
          </table:table-cell>
          <table:table-cell table:style-name="ce11" office:value-type="string" calcext:value-type="string">
            <text:p>Corr</text:p>
          </table:table-cell>
          <table:table-cell table:style-name="ce11" office:value-type="string" calcext:value-type="string">
            <text:p>I [A]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1.07" calcext:value-type="float">
            <text:p>1.07</text:p>
          </table:table-cell>
          <table:table-cell table:style-name="ce10" table:formula="of:=[.B54]*[.C54]" office:value-type="float" office:value="382.6213" calcext:value-type="float">
            <text:p>382.62</text:p>
          </table:table-cell>
          <table:table-cell office:value-type="float" office:value="1.071" calcext:value-type="float">
            <text:p>1.071</text:p>
          </table:table-cell>
          <table:table-cell table:style-name="ce10" table:formula="of:=[.B54]*[.E54]" office:value-type="float" office:value="382.97889" calcext:value-type="float">
            <text:p>382.98</text:p>
          </table:table-cell>
          <table:table-cell office:value-type="float" office:value="1.045" calcext:value-type="float">
            <text:p>1.045</text:p>
          </table:table-cell>
          <table:table-cell table:style-name="ce10" table:formula="of:=[.B54]*[.G54]" office:value-type="float" office:value="373.68155" calcext:value-type="float">
            <text:p>373.68</text:p>
          </table:table-cell>
          <table:table-cell office:value-type="float" office:value="1.013" calcext:value-type="float">
            <text:p>1.013</text:p>
          </table:table-cell>
          <table:table-cell table:style-name="ce10" table:formula="of:=[.H54]*[.I54]" office:value-type="float" office:value="378.53941015" calcext:value-type="float">
            <text:p>378.54</text:p>
          </table:table-cell>
          <table:table-cell office:value-type="float" office:value="1.01" calcext:value-type="float">
            <text:p>1.01</text:p>
          </table:table-cell>
          <table:table-cell table:style-name="ce10" table:formula="of:=[.J54]*[.K54]" office:value-type="float" office:value="382.3248042515" calcext:value-type="float">
            <text:p>382.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1.235" calcext:value-type="float">
            <text:p>1.235</text:p>
          </table:table-cell>
          <table:table-cell table:style-name="ce10" table:formula="of:=[.B55]*[.C55]" office:value-type="float" office:value="605.9404" calcext:value-type="float">
            <text:p>605.94</text:p>
          </table:table-cell>
          <table:table-cell office:value-type="float" office:value="1.301" calcext:value-type="float">
            <text:p>1.301</text:p>
          </table:table-cell>
          <table:table-cell table:style-name="ce10" table:formula="of:=[.B55]*[.E55]" office:value-type="float" office:value="638.32264" calcext:value-type="float">
            <text:p>638.32</text:p>
          </table:table-cell>
          <table:table-cell office:value-type="float" office:value="1.056" calcext:value-type="float">
            <text:p>1.056</text:p>
          </table:table-cell>
          <table:table-cell table:style-name="ce10" table:formula="of:=[.B55]*[.G55]" office:value-type="float" office:value="518.11584" calcext:value-type="float">
            <text:p>518.12</text:p>
          </table:table-cell>
          <table:table-cell office:value-type="float" office:value="1.026" calcext:value-type="float">
            <text:p>1.026</text:p>
          </table:table-cell>
          <table:table-cell table:style-name="ce10" table:formula="of:=[.H55]*[.I55]" office:value-type="float" office:value="531.58685184" calcext:value-type="float">
            <text:p>531.59</text:p>
          </table:table-cell>
          <table:table-cell office:value-type="float" office:value="1.008" calcext:value-type="float">
            <text:p>1.008</text:p>
          </table:table-cell>
          <table:table-cell table:style-name="ce10" table:formula="of:=[.J55]*[.K55]" office:value-type="float" office:value="535.83954665472" calcext:value-type="float">
            <text:p>535.8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QFC2</text:p>
          </table:table-cell>
          <table:table-cell office:value-type="float" office:value="464.43" calcext:value-type="float">
            <text:p>464.43</text:p>
          </table:table-cell>
          <table:table-cell office:value-type="float" office:value="0.916" calcext:value-type="float">
            <text:p>0.916</text:p>
          </table:table-cell>
          <table:table-cell table:style-name="ce10" table:formula="of:=[.B56]*[.C56]" office:value-type="float" office:value="425.41788" calcext:value-type="float">
            <text:p>425.42</text:p>
          </table:table-cell>
          <table:table-cell office:value-type="float" office:value="1.005" calcext:value-type="float">
            <text:p>1.005</text:p>
          </table:table-cell>
          <table:table-cell table:style-name="ce10" table:formula="of:=[.B56]*[.E56]" office:value-type="float" office:value="466.75215" calcext:value-type="float">
            <text:p>466.75</text:p>
          </table:table-cell>
          <table:table-cell office:value-type="float" office:value="0.989" calcext:value-type="float">
            <text:p>0.989</text:p>
          </table:table-cell>
          <table:table-cell table:style-name="ce10" table:formula="of:=[.B56]*[.G56]" office:value-type="float" office:value="459.32127" calcext:value-type="float">
            <text:p>459.32</text:p>
          </table:table-cell>
          <table:table-cell office:value-type="float" office:value="1.001" calcext:value-type="float">
            <text:p>1.001</text:p>
          </table:table-cell>
          <table:table-cell table:style-name="ce10" table:formula="of:=[.H56]*[.I56]" office:value-type="float" office:value="459.78059127" calcext:value-type="float">
            <text:p>459.78</text:p>
          </table:table-cell>
          <table:table-cell office:value-type="float" office:value="1" calcext:value-type="float">
            <text:p>1</text:p>
          </table:table-cell>
          <table:table-cell table:style-name="ce10" table:formula="of:=[.J56]*[.K56]" office:value-type="float" office:value="459.78059127" calcext:value-type="float">
            <text:p>459.78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QDI1</text:p>
          </table:table-cell>
          <table:table-cell office:value-type="float" office:value="463.47" calcext:value-type="float">
            <text:p>463.47</text:p>
          </table:table-cell>
          <table:table-cell office:value-type="float" office:value="0.839" calcext:value-type="float">
            <text:p>0.839</text:p>
          </table:table-cell>
          <table:table-cell table:style-name="ce10" table:formula="of:=[.B57]*[.C57]" office:value-type="float" office:value="388.85133" calcext:value-type="float">
            <text:p>388.85</text:p>
          </table:table-cell>
          <table:table-cell office:value-type="float" office:value="0.844" calcext:value-type="float">
            <text:p>0.844</text:p>
          </table:table-cell>
          <table:table-cell table:style-name="ce10" table:formula="of:=[.B57]*[.E57]" office:value-type="float" office:value="391.16868" calcext:value-type="float">
            <text:p>391.17</text:p>
          </table:table-cell>
          <table:table-cell office:value-type="float" office:value="0.976" calcext:value-type="float">
            <text:p>0.976</text:p>
          </table:table-cell>
          <table:table-cell table:style-name="ce10" table:formula="of:=[.B57]*[.G57]" office:value-type="float" office:value="452.34672" calcext:value-type="float">
            <text:p>452.35</text:p>
          </table:table-cell>
          <table:table-cell office:value-type="float" office:value="0.974" calcext:value-type="float">
            <text:p>0.974</text:p>
          </table:table-cell>
          <table:table-cell table:style-name="ce10" table:formula="of:=[.H57]*[.I57]" office:value-type="float" office:value="440.58570528" calcext:value-type="float">
            <text:p>440.59</text:p>
          </table:table-cell>
          <table:table-cell office:value-type="float" office:value="0.994" calcext:value-type="float">
            <text:p>0.994</text:p>
          </table:table-cell>
          <table:table-cell table:style-name="ce10" table:formula="of:=[.J57]*[.K57]" office:value-type="float" office:value="437.94219104832" calcext:value-type="float">
            <text:p>437.94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QFI1</text:p>
          </table:table-cell>
          <table:table-cell office:value-type="float" office:value="313.21" calcext:value-type="float">
            <text:p>313.21</text:p>
          </table:table-cell>
          <table:table-cell/>
          <table:table-cell table:style-name="ce10"/>
          <table:table-cell office:value-type="float" office:value="0.961" calcext:value-type="float">
            <text:p>0.961</text:p>
          </table:table-cell>
          <table:table-cell table:style-name="ce10" table:formula="of:=[.B58]*[.E58]" office:value-type="float" office:value="300.99481" calcext:value-type="float">
            <text:p>300.99</text:p>
          </table:table-cell>
          <table:table-cell office:value-type="float" office:value="0.973" calcext:value-type="float">
            <text:p>0.973</text:p>
          </table:table-cell>
          <table:table-cell table:style-name="ce10" table:formula="of:=[.B58]*[.G58]" office:value-type="float" office:value="304.75333" calcext:value-type="float">
            <text:p>304.75</text:p>
          </table:table-cell>
          <table:table-cell office:value-type="float" office:value="0.982" calcext:value-type="float">
            <text:p>0.982</text:p>
          </table:table-cell>
          <table:table-cell table:style-name="ce10" table:formula="of:=[.H58]*[.I58]" office:value-type="float" office:value="299.26777006" calcext:value-type="float">
            <text:p>299.27</text:p>
          </table:table-cell>
          <table:table-cell office:value-type="float" office:value="0.996" calcext:value-type="float">
            <text:p>0.996</text:p>
          </table:table-cell>
          <table:table-cell table:style-name="ce10" table:formula="of:=[.J58]*[.K58]" office:value-type="float" office:value="298.07069897976" calcext:value-type="float">
            <text:p>298.07</text:p>
          </table:table-cell>
          <table:table-cell table:number-columns-repeated="1012"/>
        </table:table-row>
        <table:table-row table:style-name="ro2">
          <table:table-cell table:style-name="ce5"/>
          <table:table-cell table:number-columns-repeated="2"/>
          <table:table-cell table:style-name="ce10"/>
          <table:table-cell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2018/1/22 入射マッチング調整</text:p>
          </table:table-cell>
          <table:table-cell table:number-columns-repeated="5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0.99" calcext:value-type="float">
            <text:p>0.99</text:p>
          </table:table-cell>
          <table:table-cell table:style-name="ce10" table:formula="of:=[.B63]*[.C63]" office:value-type="float" office:value="485.7336" calcext:value-type="float">
            <text:p>485.73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FC2</text:p>
          </table:table-cell>
          <table:table-cell table:style-name="ce10" office:value-type="float" office:value="464.43" calcext:value-type="float">
            <text:p>464.43</text:p>
          </table:table-cell>
          <table:table-cell office:value-type="float" office:value="0.99" calcext:value-type="float">
            <text:p>0.99</text:p>
          </table:table-cell>
          <table:table-cell table:style-name="ce10" table:formula="of:=[.B64]*[.C64]" office:value-type="float" office:value="459.7857" calcext:value-type="float">
            <text:p>459.79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DI1</text:p>
          </table:table-cell>
          <table:table-cell table:style-name="ce10" office:value-type="float" office:value="463.47" calcext:value-type="float">
            <text:p>463.47</text:p>
          </table:table-cell>
          <table:table-cell office:value-type="float" office:value="1.02" calcext:value-type="float">
            <text:p>1.02</text:p>
          </table:table-cell>
          <table:table-cell table:style-name="ce10" table:formula="of:=[.B65]*[.C65]" office:value-type="float" office:value="472.7394" calcext:value-type="float">
            <text:p>472.74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FI1</text:p>
          </table:table-cell>
          <table:table-cell table:style-name="ce10" office:value-type="float" office:value="313.21" calcext:value-type="float">
            <text:p>313.21</text:p>
          </table:table-cell>
          <table:table-cell office:value-type="float" office:value="1.08" calcext:value-type="float">
            <text:p>1.08</text:p>
          </table:table-cell>
          <table:table-cell table:style-name="ce10" table:formula="of:=[.B66]*[.C66]" office:value-type="float" office:value="338.2668" calcext:value-type="float">
            <text:p>338.27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2017/11/1 入射マッチング調整</text:p>
          </table:table-cell>
          <table:table-cell table:number-columns-repeated="5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FC2</text:p>
          </table:table-cell>
          <table:table-cell office:value-type="float" office:value="464.43" calcext:value-type="float">
            <text:p>464.43</text:p>
          </table:table-cell>
          <table:table-cell office:value-type="float" office:value="1.025" calcext:value-type="float">
            <text:p>1.025</text:p>
          </table:table-cell>
          <table:table-cell table:style-name="ce10" table:formula="of:=[.B70]*[.C70]" office:value-type="float" office:value="476.04075" calcext:value-type="float">
            <text:p>476.04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DI1</text:p>
          </table:table-cell>
          <table:table-cell office:value-type="float" office:value="463.47" calcext:value-type="float">
            <text:p>463.47</text:p>
          </table:table-cell>
          <table:table-cell office:value-type="float" office:value="1.015" calcext:value-type="float">
            <text:p>1.015</text:p>
          </table:table-cell>
          <table:table-cell table:style-name="ce10" table:formula="of:=[.B71]*[.C71]" office:value-type="float" office:value="470.42205" calcext:value-type="float">
            <text:p>470.42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57.59" calcext:value-type="float">
            <text:p>357.59</text:p>
          </table:table-cell>
          <table:table-cell office:value-type="float" office:value="1.005" calcext:value-type="float">
            <text:p>1.005</text:p>
          </table:table-cell>
          <table:table-cell table:style-name="ce10" table:formula="of:=[.B72]*[.C72]" office:value-type="float" office:value="359.37795" calcext:value-type="float">
            <text:p>359.38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490.64" calcext:value-type="float">
            <text:p>490.64</text:p>
          </table:table-cell>
          <table:table-cell office:value-type="float" office:value="0.997" calcext:value-type="float">
            <text:p>0.997</text:p>
          </table:table-cell>
          <table:table-cell table:style-name="ce10" table:formula="of:=[.B73]*[.C73]" office:value-type="float" office:value="489.16808" calcext:value-type="float">
            <text:p>489.17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FC2</text:p>
          </table:table-cell>
          <table:table-cell table:style-name="ce10" table:formula="of:=[.D70]" office:value-type="float" office:value="476.04075" calcext:value-type="float">
            <text:p>476.04</text:p>
          </table:table-cell>
          <table:table-cell office:value-type="float" office:value="1.01" calcext:value-type="float">
            <text:p>1.01</text:p>
          </table:table-cell>
          <table:table-cell table:style-name="ce10" table:formula="of:=[.B74]*[.C74]" office:value-type="float" office:value="480.8011575" calcext:value-type="float">
            <text:p>480.80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QDI1</text:p>
          </table:table-cell>
          <table:table-cell table:style-name="ce10" table:formula="of:=[.D71]" office:value-type="float" office:value="470.42205" calcext:value-type="float">
            <text:p>470.42</text:p>
          </table:table-cell>
          <table:table-cell office:value-type="float" office:value="1.004" calcext:value-type="float">
            <text:p>1.004</text:p>
          </table:table-cell>
          <table:table-cell table:style-name="ce10" table:formula="of:=[.B75]*[.C75]" office:value-type="float" office:value="472.3037382" calcext:value-type="float">
            <text:p>472.30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 table:style-name="Default" table:number-columns-repeated="11"/>
          <table:table-cell table:number-columns-repeated="1013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/>
          <table:table-cell table:style-name="ce12" office:value-type="float" office:value="2016" calcext:value-type="float">
            <text:p>2016</text:p>
          </table:table-cell>
          <table:table-cell table:style-name="ce17" office:value-type="float" office:value="2016" calcext:value-type="float">
            <text:p>2016</text:p>
          </table:table-cell>
          <table:table-cell table:style-name="ce19"/>
          <table:table-cell office:value-type="float" office:value="2016" calcext:value-type="float">
            <text:p>2016</text:p>
          </table:table-cell>
          <table:table-cell/>
          <table:table-cell table:style-name="ce27" office:value-type="float" office:value="2016" calcext:value-type="float">
            <text:p>2016</text:p>
          </table:table-cell>
          <table:table-cell office:value-type="float" office:value="2016" calcext:value-type="float">
            <text:p>2016</text:p>
          </table:table-cell>
          <table:table-cell table:style-name="ce11"/>
          <table:table-cell table:number-columns-repeated="1013"/>
        </table:table-row>
        <table:table-row table:style-name="ro2">
          <table:table-cell/>
          <table:table-cell table:style-name="ce9" office:value-type="date" office:date-value="2016-06-30" calcext:value-type="date">
            <text:p>6月30日</text:p>
          </table:table-cell>
          <table:table-cell/>
          <table:table-cell table:style-name="ce13" office:value-type="date" office:date-value="2016-12-01" calcext:value-type="date">
            <text:p>12月1日</text:p>
          </table:table-cell>
          <table:table-cell table:style-name="ce9" office:value-type="date" office:date-value="2016-11-30" calcext:value-type="date">
            <text:p>11月30日</text:p>
          </table:table-cell>
          <table:table-cell table:style-name="ce20"/>
          <table:table-cell table:style-name="ce9" office:value-type="date" office:date-value="2016-12-08" calcext:value-type="date">
            <text:p>12月8日</text:p>
          </table:table-cell>
          <table:table-cell/>
          <table:table-cell table:style-name="ce28" office:value-type="date" office:date-value="2016-12-09" calcext:value-type="date">
            <text:p>12月9日</text:p>
          </table:table-cell>
          <table:table-cell table:style-name="ce9" office:value-type="date" office:date-value="2016-12-27" calcext:value-type="date">
            <text:p>12月27日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style-name="ce11" office:value-type="string" calcext:value-type="string">
            <text:p>Corr</text:p>
          </table:table-cell>
          <table:table-cell table:style-name="ce13"/>
          <table:table-cell table:style-name="ce9"/>
          <table:table-cell table:style-name="ce21" office:value-type="string" calcext:value-type="string">
            <text:p>ratio</text:p>
          </table:table-cell>
          <table:table-cell office:value-type="float" office:value="-0.04" calcext:value-type="float">
            <text:p>-0.04</text:p>
          </table:table-cell>
          <table:table-cell/>
          <table:table-cell table:style-name="ce28"/>
          <table:table-cell office:value-type="float" office:value="-0.02" calcext:value-type="float">
            <text:p>-0.02</text:p>
          </table:table-cell>
          <table:table-cell table:style-name="ce11" office:value-type="string" calcext:value-type="string">
            <text:p>best_v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FC1</text:p>
          </table:table-cell>
          <table:table-cell office:value-type="float" office:value="349.21" calcext:value-type="float">
            <text:p>349.21</text:p>
          </table:table-cell>
          <table:table-cell office:value-type="float" office:value="1.059" calcext:value-type="float">
            <text:p>1.059</text:p>
          </table:table-cell>
          <table:table-cell table:style-name="ce14" table:formula="of:=[.B81]*[.C81]" office:value-type="float" office:value="369.81339" calcext:value-type="float">
            <text:p>369.81</text:p>
          </table:table-cell>
          <table:table-cell office:value-type="float" office:value="377.15" calcext:value-type="float">
            <text:p>377.15</text:p>
          </table:table-cell>
          <table:table-cell table:style-name="ce22" table:formula="of:=[.D81]/[.E81]" office:value-type="float" office:value="0.980547235847806" calcext:value-type="float">
            <text:p>0.9805</text:p>
          </table:table-cell>
          <table:table-cell table:style-name="ce10" table:formula="of:=[.D81]*(1+[.G$80])" office:value-type="float" office:value="355.0208544" calcext:value-type="float">
            <text:p>355.02</text:p>
          </table:table-cell>
          <table:table-cell/>
          <table:table-cell table:style-name="ce29" office:value-type="float" office:value="369.81339" calcext:value-type="float">
            <text:p>369.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DC1</text:p>
          </table:table-cell>
          <table:table-cell office:value-type="float" office:value="502.71" calcext:value-type="float">
            <text:p>502.71</text:p>
          </table:table-cell>
          <table:table-cell office:value-type="float" office:value="1.048" calcext:value-type="float">
            <text:p>1.048</text:p>
          </table:table-cell>
          <table:table-cell table:style-name="ce14" table:formula="of:=[.B82]*[.C82]" office:value-type="float" office:value="526.84008" calcext:value-type="float">
            <text:p>526.84</text:p>
          </table:table-cell>
          <table:table-cell office:value-type="float" office:value="507.74" calcext:value-type="float">
            <text:p>507.74</text:p>
          </table:table-cell>
          <table:table-cell table:style-name="ce22" table:formula="of:=[.D82]/[.E82]" office:value-type="float" office:value="1.03761783590026" calcext:value-type="float">
            <text:p>1.0376</text:p>
          </table:table-cell>
          <table:table-cell table:style-name="ce10" table:formula="of:=[.D82]*(1+[.G$80])" office:value-type="float" office:value="505.7664768" calcext:value-type="float">
            <text:p>505.77</text:p>
          </table:table-cell>
          <table:table-cell/>
          <table:table-cell table:style-name="ce29" office:value-type="float" office:value="526.84008" calcext:value-type="float">
            <text:p>526.84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QFC2</text:p>
          </table:table-cell>
          <table:table-cell office:value-type="float" office:value="477.81" calcext:value-type="float">
            <text:p>477.81</text:p>
          </table:table-cell>
          <table:table-cell office:value-type="float" office:value="0.943" calcext:value-type="float">
            <text:p>0.943</text:p>
          </table:table-cell>
          <table:table-cell table:style-name="ce14" table:formula="of:=[.B83]*[.C83]" office:value-type="float" office:value="450.57483" calcext:value-type="float">
            <text:p>450.57</text:p>
          </table:table-cell>
          <table:table-cell office:value-type="float" office:value="463.48" calcext:value-type="float">
            <text:p>463.48</text:p>
          </table:table-cell>
          <table:table-cell table:style-name="ce22" table:formula="of:=[.D83]/[.E83]" office:value-type="float" office:value="0.972155929058427" calcext:value-type="float">
            <text:p>0.9722</text:p>
          </table:table-cell>
          <table:table-cell table:style-name="ce24" table:formula="of:=[.D83]*(1+[.G$80])" office:value-type="float" office:value="432.5518368" calcext:value-type="float">
            <text:p>432.55</text:p>
          </table:table-cell>
          <table:table-cell/>
          <table:table-cell table:style-name="ce30" office:value-type="float" office:value="468.6" calcext:value-type="float">
            <text:p>468.60</text:p>
          </table:table-cell>
          <table:table-cell table:style-name="ce24" table:formula="of:=[.I83]*(1+[.J$80])" office:value-type="float" office:value="459.228" calcext:value-type="float">
            <text:p>459.23</text:p>
          </table:table-cell>
          <table:table-cell office:value-type="float" office:value="459.23" calcext:value-type="float">
            <text:p>459.23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QDI1</text:p>
          </table:table-cell>
          <table:table-cell office:value-type="float" office:value="453.94" calcext:value-type="float">
            <text:p>453.94</text:p>
          </table:table-cell>
          <table:table-cell office:value-type="float" office:value="0.987" calcext:value-type="float">
            <text:p>0.987</text:p>
          </table:table-cell>
          <table:table-cell table:style-name="ce14" table:formula="of:=[.B84]*[.C84]" office:value-type="float" office:value="448.03878" calcext:value-type="float">
            <text:p>448.04</text:p>
          </table:table-cell>
          <table:table-cell office:value-type="float" office:value="422.16" calcext:value-type="float">
            <text:p>422.16</text:p>
          </table:table-cell>
          <table:table-cell table:style-name="ce22" table:formula="of:=[.D84]/[.E84]" office:value-type="float" office:value="1.06130088118249" calcext:value-type="float">
            <text:p>1.0613</text:p>
          </table:table-cell>
          <table:table-cell table:style-name="ce25" table:formula="of:=[.D84]*(1+[.G$80])" office:value-type="float" office:value="430.1172288" calcext:value-type="float">
            <text:p>430.12</text:p>
          </table:table-cell>
          <table:table-cell/>
          <table:table-cell table:style-name="ce30" office:value-type="float" office:value="465.96" calcext:value-type="float">
            <text:p>465.96</text:p>
          </table:table-cell>
          <table:table-cell table:style-name="ce25" table:formula="of:=[.I84]*(1+[.J$80])" office:value-type="float" office:value="456.6408" calcext:value-type="float">
            <text:p>456.64</text:p>
          </table:table-cell>
          <table:table-cell office:value-type="float" office:value="465.96" calcext:value-type="float">
            <text:p>465.9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QFI1</text:p>
          </table:table-cell>
          <table:table-cell office:value-type="float" office:value="329" calcext:value-type="float">
            <text:p>329</text:p>
          </table:table-cell>
          <table:table-cell office:value-type="float" office:value="0.973" calcext:value-type="float">
            <text:p>0.973</text:p>
          </table:table-cell>
          <table:table-cell table:style-name="ce14" table:formula="of:=[.B85]*[.C85]" office:value-type="float" office:value="320.117" calcext:value-type="float">
            <text:p>320.12</text:p>
          </table:table-cell>
          <table:table-cell office:value-type="float" office:value="302.68" calcext:value-type="float">
            <text:p>302.68</text:p>
          </table:table-cell>
          <table:table-cell table:style-name="ce22" table:formula="of:=[.D85]/[.E85]" office:value-type="float" office:value="1.05760869565217" calcext:value-type="float">
            <text:p>1.0576</text:p>
          </table:table-cell>
          <table:table-cell table:style-name="ce26" table:formula="of:=[.D85]*(1+[.G$80])" office:value-type="float" office:value="307.31232" calcext:value-type="float">
            <text:p>307.31</text:p>
          </table:table-cell>
          <table:table-cell/>
          <table:table-cell table:style-name="ce29" office:value-type="float" office:value="320.117" calcext:value-type="float">
            <text:p>320.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DI2</text:p>
          </table:table-cell>
          <table:table-cell office:value-type="float" office:value="183.37" calcext:value-type="float">
            <text:p>183.37</text:p>
          </table:table-cell>
          <table:table-cell/>
          <table:table-cell table:style-name="ce14"/>
          <table:table-cell office:value-type="float" office:value="183.37" calcext:value-type="float">
            <text:p>183.37</text:p>
          </table:table-cell>
          <table:table-cell table:style-name="ce22"/>
          <table:table-cell table:style-name="ce10"/>
          <table:table-cell/>
          <table:table-cell table:style-name="ce29"/>
          <table:table-cell table:number-columns-repeated="1015"/>
        </table:table-row>
        <table:table-row table:style-name="ro2">
          <table:table-cell office:value-type="string" calcext:value-type="string">
            <text:p>QFI2</text:p>
          </table:table-cell>
          <table:table-cell office:value-type="float" office:value="702.69" calcext:value-type="float">
            <text:p>702.69</text:p>
          </table:table-cell>
          <table:table-cell/>
          <table:table-cell table:style-name="ce14"/>
          <table:table-cell office:value-type="float" office:value="702.69" calcext:value-type="float">
            <text:p>702.69</text:p>
          </table:table-cell>
          <table:table-cell table:style-name="ce22"/>
          <table:table-cell table:style-name="ce10"/>
          <table:table-cell/>
          <table:table-cell table:style-name="ce29"/>
          <table:table-cell table:number-columns-repeated="1015"/>
        </table:table-row>
        <table:table-row table:style-name="ro2">
          <table:table-cell office:value-type="string" calcext:value-type="string">
            <text:p>QDI3</text:p>
          </table:table-cell>
          <table:table-cell office:value-type="float" office:value="482.13" calcext:value-type="float">
            <text:p>482.13</text:p>
          </table:table-cell>
          <table:table-cell/>
          <table:table-cell table:style-name="ce14"/>
          <table:table-cell office:value-type="float" office:value="482.13" calcext:value-type="float">
            <text:p>482.13</text:p>
          </table:table-cell>
          <table:table-cell table:style-name="ce22"/>
          <table:table-cell table:style-name="ce10"/>
          <table:table-cell/>
          <table:table-cell table:style-name="ce29"/>
          <table:table-cell table:number-columns-repeated="1015"/>
        </table:table-row>
        <table:table-row table:style-name="ro2">
          <table:table-cell office:value-type="string" calcext:value-type="string">
            <text:p>QFI3</text:p>
          </table:table-cell>
          <table:table-cell office:value-type="float" office:value="658.67" calcext:value-type="float">
            <text:p>658.67</text:p>
          </table:table-cell>
          <table:table-cell office:value-type="float" office:value="0.995" calcext:value-type="float">
            <text:p>0.995</text:p>
          </table:table-cell>
          <table:table-cell table:style-name="ce14" table:formula="of:=[.B89]*[.C89]" office:value-type="float" office:value="655.37665" calcext:value-type="float">
            <text:p>655.38</text:p>
          </table:table-cell>
          <table:table-cell office:value-type="float" office:value="678.43" calcext:value-type="float">
            <text:p>678.43</text:p>
          </table:table-cell>
          <table:table-cell table:style-name="ce22" table:formula="of:=[.D89]/[.E89]" office:value-type="float" office:value="0.966019559866161" calcext:value-type="float">
            <text:p>0.9660</text:p>
          </table:table-cell>
          <table:table-cell table:style-name="ce10" table:formula="of:=[.D89]*(1+[.G$80])" office:value-type="float" office:value="629.161584" calcext:value-type="float">
            <text:p>629.16</text:p>
          </table:table-cell>
          <table:table-cell/>
          <table:table-cell table:style-name="ce29" office:value-type="float" office:value="655.37665" calcext:value-type="float">
            <text:p>655.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DI4</text:p>
          </table:table-cell>
          <table:table-cell office:value-type="float" office:value="566.84" calcext:value-type="float">
            <text:p>566.84</text:p>
          </table:table-cell>
          <table:table-cell/>
          <table:table-cell table:style-name="ce14"/>
          <table:table-cell office:value-type="float" office:value="566.84" calcext:value-type="float">
            <text:p>566.84</text:p>
          </table:table-cell>
          <table:table-cell table:style-name="ce22"/>
          <table:table-cell table:style-name="ce10"/>
          <table:table-cell/>
          <table:table-cell table:style-name="ce29"/>
          <table:table-cell table:number-columns-repeated="1015"/>
        </table:table-row>
        <table:table-row table:style-name="ro2">
          <table:table-cell office:value-type="string" calcext:value-type="string">
            <text:p>QFI4</text:p>
          </table:table-cell>
          <table:table-cell office:value-type="float" office:value="753.73" calcext:value-type="float">
            <text:p>753.73</text:p>
          </table:table-cell>
          <table:table-cell office:value-type="float" office:value="0.955" calcext:value-type="float">
            <text:p>0.955</text:p>
          </table:table-cell>
          <table:table-cell table:style-name="ce14" table:formula="of:=[.B91]*[.C91]" office:value-type="float" office:value="719.81215" calcext:value-type="float">
            <text:p>719.81</text:p>
          </table:table-cell>
          <table:table-cell office:value-type="float" office:value="746.19" calcext:value-type="float">
            <text:p>746.19</text:p>
          </table:table-cell>
          <table:table-cell table:style-name="ce22" table:formula="of:=[.D91]/[.E91]" office:value-type="float" office:value="0.964649955105268" calcext:value-type="float">
            <text:p>0.9646</text:p>
          </table:table-cell>
          <table:table-cell table:style-name="ce10" table:formula="of:=[.D91]*(1+[.G$80])" office:value-type="float" office:value="691.019664" calcext:value-type="float">
            <text:p>691.02</text:p>
          </table:table-cell>
          <table:table-cell/>
          <table:table-cell table:style-name="ce29" office:value-type="float" office:value="719.81215" calcext:value-type="float">
            <text:p>719.8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5"/>
          <table:table-cell/>
          <table:table-cell table:style-name="ce20"/>
          <table:table-cell table:number-columns-repeated="2"/>
          <table:table-cell table:style-name="ce29"/>
          <table:table-cell table:number-columns-repeated="1015"/>
        </table:table-row>
        <table:table-row table:style-name="ro2">
          <table:table-cell office:value-type="string" calcext:value-type="string">
            <text:p>ZSV11</text:p>
          </table:table-cell>
          <table:table-cell office:value-type="float" office:value="26.85" calcext:value-type="float">
            <text:p>26.85</text:p>
          </table:table-cell>
          <table:table-cell office:value-type="float" office:value="3.99" calcext:value-type="float">
            <text:p>3.99</text:p>
          </table:table-cell>
          <table:table-cell table:style-name="ce15" table:formula="of:=[.B93]+[.C93]" office:value-type="float" office:value="30.84" calcext:value-type="float">
            <text:p>30.84</text:p>
          </table:table-cell>
          <table:table-cell/>
          <table:table-cell table:style-name="ce20"/>
          <table:table-cell table:number-columns-repeated="2"/>
          <table:table-cell table:style-name="ce29" office:value-type="float" office:value="30.84" calcext:value-type="float">
            <text:p>30.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SV12</text:p>
          </table:table-cell>
          <table:table-cell office:value-type="float" office:value="9.11" calcext:value-type="float">
            <text:p>9.11</text:p>
          </table:table-cell>
          <table:table-cell office:value-type="float" office:value="-3.49" calcext:value-type="float">
            <text:p>-3.49</text:p>
          </table:table-cell>
          <table:table-cell table:style-name="ce16" table:formula="of:=[.B94]+[.C94]" office:value-type="float" office:value="5.62" calcext:value-type="float">
            <text:p>5.62</text:p>
          </table:table-cell>
          <table:table-cell table:style-name="ce18"/>
          <table:table-cell table:style-name="ce23"/>
          <table:table-cell table:number-columns-repeated="2"/>
          <table:table-cell table:style-name="ce29" office:value-type="float" office:value="5.62" calcext:value-type="float">
            <text:p>5.6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電流値由来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2/1の電流値は、6/30の設定でIPM測定をおこない補正量を算出して求めたもの。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/30の設定値と比べて、若干異なったものになっている。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2/8にパラメータサーチをおこない、12/9のQFC2, QDI1の値を決めている。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12/27 年内最後のRCS-MR合同スタディで、さらなる最適化を目指した。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3"/>
          <table:table-cell table:style-name="ce11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コリメータ調整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5" table:number-rows-repeated="3">
          <table:table-cell table:number-columns-repeated="8"/>
        </table:table-row>
        <table:table-row table:style-name="ro5">
          <table:table-cell office:value-type="string" calcext:value-type="string">
            <text:p>コリメータを均等に動かすには、移動量をルートβの比に合わせる</text:p>
          </table:table-cell>
          <table:table-cell table:number-columns-repeated="7"/>
        </table:table-row>
        <table:table-row table:style-name="ro5"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Beta</text:p>
          </table:table-cell>
          <table:table-cell office:value-type="string" calcext:value-type="string">
            <text:p>root_beta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ol-A</text:p>
          </table:table-cell>
          <table:table-cell office:value-type="string" calcext:value-type="string">
            <text:p>Bx</text:p>
          </table:table-cell>
          <table:table-cell office:value-type="float" office:value="21.1185" calcext:value-type="float">
            <text:p>21.1185</text:p>
          </table:table-cell>
          <table:table-cell table:formula="of:=SQRT([.C7])" office:value-type="float" office:value="4.59548691653017" calcext:value-type="float">
            <text:p>4.59548691653017</text:p>
          </table:table-cell>
          <table:table-cell table:style-name="ce31" table:formula="of:=[.D7]*[.E$6]" office:value-type="float" office:value="0.919097383306035" calcext:value-type="float">
            <text:p>0.919</text:p>
          </table:table-cell>
          <table:table-cell table:style-name="ce31" table:formula="of:=[.E7]*0.5" office:value-type="float" office:value="0.459548691653017" calcext:value-type="float">
            <text:p>0.46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By</text:p>
          </table:table-cell>
          <table:table-cell office:value-type="float" office:value="11.0891" calcext:value-type="float">
            <text:p>11.0891</text:p>
          </table:table-cell>
          <table:table-cell table:formula="of:=SQRT([.C8])" office:value-type="float" office:value="3.33003002989463" calcext:value-type="float">
            <text:p>3.33003002989463</text:p>
          </table:table-cell>
          <table:table-cell table:style-name="ce31" table:formula="of:=[.D8]*[.E$6]" office:value-type="float" office:value="0.666006005978925" calcext:value-type="float">
            <text:p>0.666</text:p>
          </table:table-cell>
          <table:table-cell table:style-name="ce31" table:formula="of:=[.E8]*0.5" office:value-type="float" office:value="0.333003002989463" calcext:value-type="float">
            <text:p>0.33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l-B</text:p>
          </table:table-cell>
          <table:table-cell office:value-type="string" calcext:value-type="string">
            <text:p>Bx</text:p>
          </table:table-cell>
          <table:table-cell office:value-type="float" office:value="15.3571" calcext:value-type="float">
            <text:p>15.3571</text:p>
          </table:table-cell>
          <table:table-cell table:formula="of:=SQRT([.C9])" office:value-type="float" office:value="3.91881359597519" calcext:value-type="float">
            <text:p>3.91881359597519</text:p>
          </table:table-cell>
          <table:table-cell table:style-name="ce31" table:formula="of:=[.D9]*[.E$6]" office:value-type="float" office:value="0.783762719195038" calcext:value-type="float">
            <text:p>0.784</text:p>
          </table:table-cell>
          <table:table-cell table:style-name="ce31" table:formula="of:=[.E9]*0.5" office:value-type="float" office:value="0.391881359597519" calcext:value-type="float">
            <text:p>0.392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By</text:p>
          </table:table-cell>
          <table:table-cell office:value-type="float" office:value="16.4109" calcext:value-type="float">
            <text:p>16.4109</text:p>
          </table:table-cell>
          <table:table-cell table:formula="of:=SQRT([.C10])" office:value-type="float" office:value="4.05103690429994" calcext:value-type="float">
            <text:p>4.05103690429994</text:p>
          </table:table-cell>
          <table:table-cell table:style-name="ce31" table:formula="of:=[.D10]*[.E$6]" office:value-type="float" office:value="0.810207380859987" calcext:value-type="float">
            <text:p>0.810</text:p>
          </table:table-cell>
          <table:table-cell table:style-name="ce31" table:formula="of:=[.E10]*0.5" office:value-type="float" office:value="0.405103690429994" calcext:value-type="float">
            <text:p>0.40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l-C</text:p>
          </table:table-cell>
          <table:table-cell office:value-type="string" calcext:value-type="string">
            <text:p>Bx</text:p>
          </table:table-cell>
          <table:table-cell office:value-type="float" office:value="26.567" calcext:value-type="float">
            <text:p>26.567</text:p>
          </table:table-cell>
          <table:table-cell table:formula="of:=SQRT([.C11])" office:value-type="float" office:value="5.15431857765893" calcext:value-type="float">
            <text:p>5.15431857765893</text:p>
          </table:table-cell>
          <table:table-cell table:style-name="ce31" table:formula="of:=[.D11]*[.E$6]" office:value-type="float" office:value="1.03086371553179" calcext:value-type="float">
            <text:p>1.031</text:p>
          </table:table-cell>
          <table:table-cell table:style-name="ce31" table:formula="of:=[.E11]*0.5" office:value-type="float" office:value="0.515431857765893" calcext:value-type="float">
            <text:p>0.51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By</text:p>
          </table:table-cell>
          <table:table-cell office:value-type="float" office:value="9.94787" calcext:value-type="float">
            <text:p>9.94787</text:p>
          </table:table-cell>
          <table:table-cell table:formula="of:=SQRT([.C12])" office:value-type="float" office:value="3.15402441334876" calcext:value-type="float">
            <text:p>3.15402441334876</text:p>
          </table:table-cell>
          <table:table-cell table:style-name="ce31" table:formula="of:=[.D12]*[.E$6]" office:value-type="float" office:value="0.630804882669752" calcext:value-type="float">
            <text:p>0.631</text:p>
          </table:table-cell>
          <table:table-cell table:style-name="ce31" table:formula="of:=[.E12]*0.5" office:value-type="float" office:value="0.315402441334876" calcext:value-type="float">
            <text:p>0.31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l-H</text:p>
          </table:table-cell>
          <table:table-cell office:value-type="string" calcext:value-type="string">
            <text:p>Bx</text:p>
          </table:table-cell>
          <table:table-cell office:value-type="float" office:value="20.1057" calcext:value-type="float">
            <text:p>20.1057</text:p>
          </table:table-cell>
          <table:table-cell table:formula="of:=SQRT([.C13])" office:value-type="float" office:value="4.4839380013555" calcext:value-type="float">
            <text:p>4.4839380013555</text:p>
          </table:table-cell>
          <table:table-cell table:style-name="ce31" table:formula="of:=[.D13]*[.E$6]" office:value-type="float" office:value="0.896787600271101" calcext:value-type="float">
            <text:p>0.897</text:p>
          </table:table-cell>
          <table:table-cell table:style-name="ce31" table:formula="of:=[.E13]*0.5" office:value-type="float" office:value="0.44839380013555" calcext:value-type="float">
            <text:p>0.448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By</text:p>
          </table:table-cell>
          <table:table-cell office:value-type="float" office:value="11.7982" calcext:value-type="float">
            <text:p>11.7982</text:p>
          </table:table-cell>
          <table:table-cell table:formula="of:=SQRT([.C14])" office:value-type="float" office:value="3.43485079734186" calcext:value-type="float">
            <text:p>3.43485079734186</text:p>
          </table:table-cell>
          <table:table-cell table:style-name="ce31" table:formula="of:=[.D14]*[.E$6]" office:value-type="float" office:value="0.686970159468372" calcext:value-type="float">
            <text:p>0.687</text:p>
          </table:table-cell>
          <table:table-cell table:style-name="ce31" table:formula="of:=[.E14]*0.5" office:value-type="float" office:value="0.343485079734186" calcext:value-type="float">
            <text:p>0.343</text:p>
          </table:table-cell>
          <table:table-cell table:number-columns-repeated="2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2017/11/9 17:00記録</text:p>
          </table:table-cell>
          <table:table-cell table:number-columns-repeated="3"/>
          <table:table-cell table:style-name="ce32" office:value-type="time" office:time-value="PT19H25M00S" calcext:value-type="time">
            <text:p>19:25:00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Col-A</text:p>
          </table:table-cell>
          <table:table-cell office:value-type="string" calcext:value-type="string">
            <text:p>Col-B</text:p>
          </table:table-cell>
          <table:table-cell office:value-type="string" calcext:value-type="string">
            <text:p>Col-C</text:p>
          </table:table-cell>
          <table:table-cell office:value-type="string" calcext:value-type="string">
            <text:p>Col-H</text:p>
          </table:table-cell>
          <table:table-cell office:value-type="string" calcext:value-type="string">
            <text:p>Col-B</text:p>
          </table:table-cell>
          <table:table-cell office:value-type="string" calcext:value-type="string">
            <text:p>Col-H</text:p>
          </table:table-cell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float" office:value="2346" calcext:value-type="float">
            <text:p>2346</text:p>
          </table:table-cell>
          <table:table-cell office:value-type="float" office:value="-2640" calcext:value-type="float">
            <text:p>-2640</text:p>
          </table:table-cell>
          <table:table-cell office:value-type="float" office:value="-4912" calcext:value-type="float">
            <text:p>-4912</text:p>
          </table:table-cell>
          <table:table-cell office:value-type="float" office:value="-1056" calcext:value-type="float">
            <text:p>-1056</text:p>
          </table:table-cell>
          <table:table-cell office:value-type="float" office:value="-3026" calcext:value-type="float">
            <text:p>-3026</text:p>
          </table:table-cell>
          <table:table-cell office:value-type="float" office:value="-753" calcext:value-type="float">
            <text:p>-753</text:p>
          </table:table-cell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office:value-type="float" office:value="-8106" calcext:value-type="float">
            <text:p>-8106</text:p>
          </table:table-cell>
          <table:table-cell office:value-type="float" office:value="-1097" calcext:value-type="float">
            <text:p>-1097</text:p>
          </table:table-cell>
          <table:table-cell office:value-type="float" office:value="5295" calcext:value-type="float">
            <text:p>5295</text:p>
          </table:table-cell>
          <table:table-cell office:value-type="float" office:value="3304" calcext:value-type="float">
            <text:p>3304</text:p>
          </table:table-cell>
          <table:table-cell office:value-type="float" office:value="-1097" calcext:value-type="float">
            <text:p>-1097</text:p>
          </table:table-cell>
          <table:table-cell office:value-type="float" office:value="3015" calcext:value-type="float">
            <text:p>3015</text:p>
          </table:table-cell>
        </table:table-row>
        <table:table-row table:style-name="ro5">
          <table:table-cell/>
          <table:table-cell office:value-type="string" calcext:value-type="string">
            <text:p>theta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float" office:value="-1685" calcext:value-type="float">
            <text:p>-1685</text:p>
          </table:table-cell>
          <table:table-cell/>
          <table:table-cell office:value-type="float" office:value="902" calcext:value-type="float">
            <text:p>902</text:p>
          </table:table-cell>
        </table:table-row>
        <table:table-row table:style-name="ro5">
          <table:table-cell/>
          <table:table-cell office:value-type="string" calcext:value-type="string">
            <text:p>phi</text:p>
          </table:table-cell>
          <table:table-cell table:number-columns-repeated="2"/>
          <table:table-cell office:value-type="float" office:value="-582" calcext:value-type="float">
            <text:p>-582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1018" calcext:value-type="float">
            <text:p>1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date-style style:name="N123">
      <number:month/>
      <number:text>月</number:text>
      <number:day/>
      <number:text>日</number:text>
    </number:dat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IPAPGothic" style:font-family-asian="IPA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08:16:34.40902589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ole</meta:initial-creator>
    <meta:creation-date>2016-11-30T23:28:56.575624937</meta:creation-date>
    <dc:date>2019-11-14T09:15:23.381058708</dc:date>
    <meta:editing-duration>P1DT14H11M2S</meta:editing-duration>
    <meta:editing-cycles>131</meta:editing-cycles>
    <meta:generator>LibreOffice/6.2.5.2$Linux_X86_64 LibreOffice_project/1ec314fa52f458adc18c4f025c545a4e8b22c159</meta:generator>
    <meta:document-statistic meta:table-count="2" meta:cell-count="626" meta:object-count="0"/>
  </office:meta>
</office:document-meta>
</file>